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JDK.md" xlink:type="simple">DevOps-JDK.md</text:a></text:p>
          </table:table-cell>
          <table:table-cell table:style-name="ce18" office:value-type="string" calcext:value-type="string">
            <text:p><text:a xlink:href="http://download.oracle.com/otn-pub/java/jdk/8u162-b12/0da788060d494f5095bf8624735fa2f1/jdk-8u162-linux-x64.tar.gz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DevOps-EclipseJEE.md</text:p>
          </table:table-cell>
          <table:table-cell table:style-name="ce18" office:value-type="string" calcext:value-type="string">
            <text:p><text:a xlink:href="http://www.eclipse.org/downloads/download.php?file=/technology/epp/downloads/release/oxygen/2/eclipse-jee-oxygen-2-linux-gtk-x86_64.tar.gz&amp;mirror_id=576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 table:number-rows-repeated="13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40:02.095730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8:50:55.774725764</dc:date>
    <meta:editing-duration>PT1H11M56S</meta:editing-duration>
    <meta:editing-cycles>17</meta:editing-cycles>
    <meta:generator>LibreOffice/5.2.7.2$Linux_X86_64 LibreOffice_project/20m0$Build-2</meta:generator>
    <meta:document-statistic meta:table-count="6" meta:cell-count="46" meta:object-count="0"/>
  </office:meta>
</office:document-meta>
</file>